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DefaultParagraphFont" style:family="text">
      <style:text-properties fo:font-size="14pt" style:font-size-asian="14pt"/>
    </style:style>
    <style:style style:name="T9" style:parent-style-name="DefaultParagraphFont" style:family="text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ORIGINAL PLAN</text:p>
      <text:p text:style-name="P2">After hearing about doing the arts award, I<text:s/>was<text:s/>immediately<text:s/>interested. I<text:s/>discussed many ambitious ideas with<text:s/>a friend of mine, Jack Slaney, to do our<text:s/>Arts Award in accompaniment with. As good<text:s/>friends, we deemed it not too<text:s/>difficult to work together on related<text:s/>projects, and then much easier to write up about it.</text:p>
      <text:p text:style-name="P3">We entered in our project now mentioning how we will collaborate to make a novel and corresponding game for the story. The plan was for Jack to make a book about an action based story, and as he made more chapters, I would follow with my game. The game would have to be simple as mentioned, but I would make it include puzzles and playable scenes from the original story. Some parts of the book would obviously have to be taken out as well.</text:p>
      <text:p text:style-name="P4">We soon began our plan. It included a boy named Jason with a special power of which he did not know the potential of, this was to branch on to the action parts of the game. Then there would be a villain behind certain happenings, of which the puzzles could represent. After the planning of the first scene, where Jason would run away and be beaten by some bullies, I tried to find a way to program our scene. Having only started C# lessons very recently, and merely finishing my python course a few weeks before, I considered the difficulty of making this game. Not only would each part be convoluted and have many times more complicated code than expected, but I would have to constantly keep up with Jack and his story.</text:p>
      <text:p text:style-name="P5">After discussions with my supervisor, Mr. Blachford, I concluded that<text:s/>my plans were far too ambitious.<text:s/>The Arts Award might never be<text:s/>finished<text:s/>and it would be difficult to concentrate on learning new skills, doing<text:s/>difficult things<text:s/>before the basics. Soon<text:s/>enough, I had split from Jack on the Arts Award and was to do my own game myself. This meant I could cover all the basic principles of C# programming and I had more creative freedom of my game.</text:p>
      <text:p text:style-name="Normal"><text:span text:style-name="T6">Now back to starting from scratch, I had to decide what direct</text:span><text:span text:style-name="T7">ion I wanted my project to go in. I thought the game should be much simpler, as to not confuse myself as I am new to this coding language. Then it is necessary to cover all prime principles of games</text:span><text:span text:style-name="T8">, market research and development design</text:span><text:span text:style-name="T9"><text:s/>so in the future I can make a wider variety of games and<text:s/></text:span><text:span text:style-name="T10">be able to teach myself new code</text:span><text:span text:style-name="T11"><text:s/>and improve my project management</text:span><text:span text:style-name="T12">. How I planned wha</text:span><text:span text:style-name="T13">t to do for my game is discussed</text:span><text:span text:style-name="T14"><text:s/>over the p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05:00Z</meta:creation-date>
    <dc:date>2017-06-27T19:16:00Z</dc:date>
    <meta:template xlink:href="Normal" xlink:type="simple"/>
    <meta:editing-cycles>5</meta:editing-cycles>
    <meta:editing-duration>PT3060S</meta:editing-duration>
    <meta:document-statistic meta:page-count="1" meta:paragraph-count="4" meta:word-count="362" meta:character-count="2426" meta:row-count="17" meta:non-whitespace-character-count="2068"/>
  </office:meta>
</office:document-meta>
</file>